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57e54a" officeooo:paragraph-rsid="0057e54a" fo:background-color="#ffff00"/>
    </style:style>
    <style:style style:name="P29" style:family="paragraph" style:parent-style-name="normal">
      <style:text-properties officeooo:rsid="005992b7" officeooo:paragraph-rsid="005992b7" fo:background-color="#ffff00"/>
    </style:style>
    <style:style style:name="P30" style:family="paragraph" style:parent-style-name="normal">
      <style:text-properties officeooo:rsid="0028f07a" officeooo:paragraph-rsid="00267a06" fo:background-color="transparent"/>
    </style:style>
    <style:style style:name="P31" style:family="paragraph" style:parent-style-name="normal">
      <style:text-properties officeooo:rsid="0071d695" officeooo:paragraph-rsid="00487e29" fo:background-color="transparent"/>
    </style:style>
    <style:style style:name="P32" style:family="paragraph" style:parent-style-name="normal">
      <style:text-properties officeooo:rsid="008b4ef4" officeooo:paragraph-rsid="00487e29" fo:background-color="transparent"/>
    </style:style>
    <style:style style:name="P33" style:family="paragraph" style:parent-style-name="normal">
      <style:text-properties officeooo:rsid="003bb24d" officeooo:paragraph-rsid="003bb24d"/>
    </style:style>
    <style:style style:name="P34" style:family="paragraph" style:parent-style-name="normal">
      <style:text-properties officeooo:rsid="003e9aab" officeooo:paragraph-rsid="003e9aab"/>
    </style:style>
    <style:style style:name="P35" style:family="paragraph" style:parent-style-name="normal">
      <style:text-properties officeooo:rsid="00254d94" officeooo:paragraph-rsid="0042de75"/>
    </style:style>
    <style:style style:name="P36" style:family="paragraph" style:parent-style-name="normal">
      <style:text-properties officeooo:rsid="0045c05c" officeooo:paragraph-rsid="0045c05c"/>
    </style:style>
    <style:style style:name="P37" style:family="paragraph" style:parent-style-name="normal">
      <style:text-properties officeooo:rsid="0042de75" officeooo:paragraph-rsid="0042de75"/>
    </style:style>
    <style:style style:name="P38" style:family="paragraph" style:parent-style-name="normal">
      <style:text-properties officeooo:rsid="005c05ae" officeooo:paragraph-rsid="00487e29"/>
    </style:style>
    <style:style style:name="P39" style:family="paragraph" style:parent-style-name="normal">
      <style:text-properties officeooo:rsid="005dd9b0" officeooo:paragraph-rsid="00487e29"/>
    </style:style>
    <style:style style:name="P40" style:family="paragraph" style:parent-style-name="normal">
      <style:text-properties officeooo:rsid="005e460e" officeooo:paragraph-rsid="00487e29"/>
    </style:style>
    <style:style style:name="P41" style:family="paragraph" style:parent-style-name="normal">
      <style:text-properties officeooo:rsid="005faacb" officeooo:paragraph-rsid="00487e29"/>
    </style:style>
    <style:style style:name="P42" style:family="paragraph" style:parent-style-name="normal">
      <style:text-properties officeooo:rsid="00620c16" officeooo:paragraph-rsid="00487e29"/>
    </style:style>
    <style:style style:name="P43" style:family="paragraph" style:parent-style-name="normal">
      <style:text-properties officeooo:rsid="0063d269" officeooo:paragraph-rsid="00487e29"/>
    </style:style>
    <style:style style:name="P44" style:family="paragraph" style:parent-style-name="normal">
      <style:text-properties officeooo:rsid="006b17a5" officeooo:paragraph-rsid="00487e29"/>
    </style:style>
    <style:style style:name="P45" style:family="paragraph" style:parent-style-name="normal">
      <style:text-properties officeooo:rsid="00701a24" officeooo:paragraph-rsid="00487e29"/>
    </style:style>
    <style:style style:name="P46" style:family="paragraph" style:parent-style-name="normal">
      <style:text-properties officeooo:rsid="00714932" officeooo:paragraph-rsid="00487e29"/>
    </style:style>
    <style:style style:name="P47" style:family="paragraph" style:parent-style-name="normal">
      <style:text-properties officeooo:rsid="007fbaaa" officeooo:paragraph-rsid="00487e29"/>
    </style:style>
    <style:style style:name="P48" style:family="paragraph" style:parent-style-name="normal">
      <style:text-properties officeooo:rsid="008118cb" officeooo:paragraph-rsid="00487e29"/>
    </style:style>
    <style:style style:name="P49" style:family="paragraph" style:parent-style-name="normal">
      <style:text-properties officeooo:rsid="00833d40" officeooo:paragraph-rsid="00487e29"/>
    </style:style>
    <style:style style:name="P50" style:family="paragraph" style:parent-style-name="normal">
      <style:text-properties officeooo:rsid="0086a6ed" officeooo:paragraph-rsid="00487e29"/>
    </style:style>
    <style:style style:name="P51" style:family="paragraph" style:parent-style-name="normal">
      <style:text-properties officeooo:rsid="0071d695" officeooo:paragraph-rsid="00487e29"/>
    </style:style>
    <style:style style:name="P52" style:family="paragraph" style:parent-style-name="normal">
      <style:text-properties officeooo:rsid="00738078" officeooo:paragraph-rsid="00487e29"/>
    </style:style>
    <style:style style:name="P53" style:family="paragraph" style:parent-style-name="normal">
      <style:text-properties officeooo:rsid="0075f325" officeooo:paragraph-rsid="00487e29"/>
    </style:style>
    <style:style style:name="P54" style:family="paragraph" style:parent-style-name="normal">
      <style:text-properties officeooo:rsid="00794bc1" officeooo:paragraph-rsid="00487e29"/>
    </style:style>
    <style:style style:name="P55" style:family="paragraph" style:parent-style-name="normal">
      <style:text-properties officeooo:rsid="007eb92e" officeooo:paragraph-rsid="00487e29"/>
    </style:style>
    <style:style style:name="P56" style:family="paragraph" style:parent-style-name="normal">
      <style:text-properties officeooo:rsid="00542772" officeooo:paragraph-rsid="00542772"/>
    </style:style>
    <style:style style:name="P57" style:family="paragraph" style:parent-style-name="normal">
      <style:text-properties officeooo:rsid="0055ae7e" officeooo:paragraph-rsid="0055ae7e"/>
    </style:style>
    <style:style style:name="P58" style:family="paragraph" style:parent-style-name="normal">
      <style:text-properties officeooo:rsid="0057e54a" officeooo:paragraph-rsid="0057e54a"/>
    </style:style>
    <style:style style:name="P59" style:family="paragraph" style:parent-style-name="normal">
      <style:text-properties officeooo:rsid="005992b7" officeooo:paragraph-rsid="005992b7"/>
    </style:style>
    <style:style style:name="P60" style:family="paragraph" style:parent-style-name="normal">
      <style:text-properties officeooo:rsid="005a29b9" officeooo:paragraph-rsid="005a29b9"/>
    </style:style>
    <style:style style:name="P61" style:family="paragraph" style:parent-style-name="normal">
      <style:text-properties officeooo:rsid="005bdbbe" officeooo:paragraph-rsid="005bdbbe"/>
    </style:style>
    <style:style style:name="P62" style:family="paragraph" style:parent-style-name="normal">
      <style:text-properties officeooo:rsid="005c6cfb" officeooo:paragraph-rsid="005c6cfb"/>
    </style:style>
    <style:style style:name="P63" style:family="paragraph" style:parent-style-name="normal">
      <style:text-properties officeooo:rsid="005d862f" officeooo:paragraph-rsid="005d862f"/>
    </style:style>
    <style:style style:name="P64" style:family="paragraph" style:parent-style-name="Standard">
      <style:text-properties officeooo:rsid="001ee4ef" officeooo:paragraph-rsid="001ee4ef"/>
    </style:style>
    <style:style style:name="P65" style:family="paragraph" style:parent-style-name="Standard">
      <style:text-properties officeooo:rsid="0028ed67" officeooo:paragraph-rsid="0045c05c"/>
    </style:style>
    <style:style style:name="P66" style:family="paragraph" style:parent-style-name="normal">
      <style:paragraph-properties fo:margin-left="0cm" fo:margin-right="0cm" fo:text-indent="0cm" style:auto-text-indent="false"/>
      <style:text-properties officeooo:rsid="0046b2d0" officeooo:paragraph-rsid="001ee4ef"/>
    </style:style>
    <style:style style:name="P67"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68"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69"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70"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71"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72" style:family="paragraph" style:parent-style-name="normal">
      <style:paragraph-properties fo:margin-left="2.963cm" fo:margin-right="0cm" fo:text-indent="0cm" style:auto-text-indent="false"/>
      <style:text-properties officeooo:rsid="00620c16" officeooo:paragraph-rsid="00487e29"/>
    </style:style>
    <style:style style:name="P73" style:family="paragraph" style:parent-style-name="Standard" style:list-style-name="L3">
      <style:text-properties fo:language="es" fo:country="ES" officeooo:rsid="00843feb" officeooo:paragraph-rsid="00487e29"/>
    </style:style>
    <style:style style:name="P74" style:family="paragraph" style:parent-style-name="normal" style:list-style-name="L1">
      <style:text-properties officeooo:rsid="0029e2d9" officeooo:paragraph-rsid="0029e2d9"/>
    </style:style>
    <style:style style:name="P75" style:family="paragraph" style:parent-style-name="normal">
      <style:text-properties officeooo:rsid="0029e2d9" officeooo:paragraph-rsid="0029e2d9"/>
    </style:style>
    <style:style style:name="P76" style:family="paragraph" style:parent-style-name="normal" style:list-style-name="L1">
      <style:text-properties officeooo:rsid="0028f07a" officeooo:paragraph-rsid="0028f07a"/>
    </style:style>
    <style:style style:name="P77" style:family="paragraph" style:parent-style-name="normal" style:list-style-name="L2">
      <style:text-properties officeooo:rsid="005dd9b0" officeooo:paragraph-rsid="00487e29"/>
    </style:style>
    <style:style style:name="P78" style:family="paragraph" style:parent-style-name="normal" style:list-style-name="L3">
      <style:text-properties officeooo:rsid="00843feb" officeooo:paragraph-rsid="00487e29"/>
    </style:style>
    <style:style style:name="P79" style:family="paragraph" style:parent-style-name="normal" style:list-style-name="L4">
      <style:text-properties officeooo:rsid="0086a6ed" officeooo:paragraph-rsid="00487e29"/>
    </style:style>
    <style:style style:name="P80" style:family="paragraph" style:parent-style-name="normal" style:list-style-name="L5">
      <style:text-properties officeooo:rsid="0087fc0a" officeooo:paragraph-rsid="00487e29"/>
    </style:style>
    <style:style style:name="P81" style:family="paragraph" style:parent-style-name="normal">
      <style:text-properties officeooo:rsid="0028ed67" officeooo:paragraph-rsid="0028ed67"/>
    </style:style>
    <style:style style:name="P82" style:family="paragraph" style:parent-style-name="normal">
      <style:text-properties officeooo:rsid="005f6623" officeooo:paragraph-rsid="005f6623"/>
    </style:style>
    <style:style style:name="P83" style:family="paragraph" style:parent-style-name="normal">
      <style:text-properties officeooo:rsid="003355ba" officeooo:paragraph-rsid="003355ba"/>
    </style:style>
    <style:style style:name="P84" style:family="paragraph" style:parent-style-name="normal">
      <style:text-properties officeooo:rsid="00227f97" officeooo:paragraph-rsid="00227f97"/>
    </style:style>
    <style:style style:name="P85" style:family="paragraph" style:parent-style-name="normal">
      <style:text-properties officeooo:rsid="00443c85" officeooo:paragraph-rsid="00443c85"/>
    </style:style>
    <style:style style:name="P86" style:family="paragraph" style:parent-style-name="normal">
      <style:text-properties officeooo:rsid="002a6a97" officeooo:paragraph-rsid="002a6a97"/>
    </style:style>
    <style:style style:name="P87" style:family="paragraph" style:parent-style-name="normal">
      <style:text-properties officeooo:rsid="005f6b8d" officeooo:paragraph-rsid="005f6b8d"/>
    </style:style>
    <style:style style:name="P88" style:family="paragraph" style:parent-style-name="normal">
      <style:text-properties officeooo:rsid="00605c50" officeooo:paragraph-rsid="00605c50"/>
    </style:style>
    <style:style style:name="P89" style:family="paragraph" style:parent-style-name="normal">
      <style:text-properties officeooo:rsid="00622482" officeooo:paragraph-rsid="00622482"/>
    </style:style>
    <style:style style:name="P90" style:family="paragraph" style:parent-style-name="normal">
      <style:text-properties officeooo:rsid="0063bbe6" officeooo:paragraph-rsid="0063bbe6"/>
    </style:style>
    <style:style style:name="P91" style:family="paragraph" style:parent-style-name="normal">
      <style:text-properties officeooo:rsid="006732b9" officeooo:paragraph-rsid="006732b9"/>
    </style:style>
    <style:style style:name="P92" style:family="paragraph" style:parent-style-name="normal">
      <style:text-properties officeooo:rsid="00681766" officeooo:paragraph-rsid="00681766"/>
    </style:style>
    <style:style style:name="P93" style:family="paragraph" style:parent-style-name="normal">
      <style:text-properties style:text-line-through-style="solid" style:text-line-through-type="single" officeooo:rsid="005d862f" officeooo:paragraph-rsid="005d862f" fo:background-color="#ffff00"/>
    </style:style>
    <style:style style:name="P94" style:family="paragraph" style:parent-style-name="normal">
      <style:paragraph-properties fo:margin-left="1.251cm" fo:margin-right="0cm" fo:text-indent="0cm" style:auto-text-indent="false"/>
      <style:text-properties officeooo:rsid="005f6b8d" officeooo:paragraph-rsid="005f6b8d"/>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0" style:family="text">
      <style:text-properties officeooo:rsid="004a4ce4"/>
    </style:style>
    <style:style style:name="T51" style:family="text">
      <style:text-properties officeooo:rsid="004ed9ab"/>
    </style:style>
    <style:style style:name="T52" style:family="text">
      <style:text-properties officeooo:rsid="00542772"/>
    </style:style>
    <style:style style:name="T53" style:family="text">
      <style:text-properties officeooo:rsid="0055ae7e"/>
    </style:style>
    <style:style style:name="T54" style:family="text">
      <style:text-properties officeooo:rsid="00560dae"/>
    </style:style>
    <style:style style:name="T55" style:family="text">
      <style:text-properties officeooo:rsid="005992b7"/>
    </style:style>
    <style:style style:name="T56" style:family="text">
      <style:text-properties officeooo:rsid="005a29b9"/>
    </style:style>
    <style:style style:name="T57" style:family="text">
      <style:text-properties officeooo:rsid="005c6cfb"/>
    </style:style>
    <style:style style:name="T58" style:family="text">
      <style:text-properties officeooo:rsid="005f2a88"/>
    </style:style>
    <style:style style:name="T59" style:family="text">
      <style:text-properties officeooo:rsid="005f565d"/>
    </style:style>
    <style:style style:name="T60" style:family="text">
      <style:text-properties officeooo:rsid="00622482"/>
    </style:style>
    <style:style style:name="T61" style:family="text">
      <style:text-properties officeooo:rsid="0063bbe6"/>
    </style:style>
    <style:style style:name="T62" style:family="text">
      <style:text-properties officeooo:rsid="00655a0d"/>
    </style:style>
    <style:style style:name="T63" style:family="text">
      <style:text-properties officeooo:rsid="00656f12"/>
    </style:style>
    <style:style style:name="T64" style:family="text">
      <style:text-properties officeooo:rsid="00681766"/>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69a790" style:font-style-asian="normal" style:font-weight-asian="normal" style:font-style-complex="normal" style:font-weight-complex="normal"/>
    </style:style>
    <style:style style:name="T6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8056896" text:id="ct58056896">
          <text:insertion>
            <office:change-info>
              <dc:creator>Autor desconocido</dc:creator>
              <dc:date>2016-04-24T12:49:00</dc:date>
            </office:change-info>
          </text:insertion>
        </text:changed-region>
        <text:changed-region xml:id="ct58057920" text:id="ct58057920">
          <text:insertion>
            <office:change-info>
              <dc:creator>Autor desconocido</dc:creator>
              <dc:date>2014-09-15T12:17:00</dc:date>
            </office:change-info>
          </text:insertion>
        </text:changed-region>
        <text:changed-region xml:id="ct56806288" text:id="ct56806288">
          <text:insertion>
            <office:change-info>
              <dc:creator>Unknown Author</dc:creator>
              <dc:date>2014-06-22T11:54:00</dc:date>
            </office:change-info>
          </text:insertion>
        </text:changed-region>
        <text:changed-region xml:id="ct58059280" text:id="ct58059280">
          <text:insertion>
            <office:change-info>
              <dc:creator>Autor desconocido</dc:creator>
              <dc:date>2014-09-15T12:17:00</dc:date>
            </office:change-info>
          </text:insertion>
        </text:changed-region>
        <text:changed-region xml:id="ct58059584" text:id="ct58059584">
          <text:insertion>
            <office:change-info>
              <dc:creator>Unknown Author</dc:creator>
              <dc:date>2014-06-22T11:54:00</dc:date>
            </office:change-info>
          </text:insertion>
        </text:changed-region>
        <text:changed-region xml:id="ct58064512" text:id="ct58064512">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58058864" text:id="ct58058864">
          <text:insertion>
            <office:change-info>
              <dc:creator>Eduardo Grosclaude</dc:creator>
              <dc:date>2014-06-22T06:34:00</dc:date>
            </office:change-info>
          </text:insertion>
        </text:changed-region>
        <text:changed-region xml:id="ct58066512" text:id="ct58066512">
          <text:insertion>
            <office:change-info>
              <dc:creator>Eduardo Grosclaude</dc:creator>
              <dc:date>2014-06-22T06:35:00</dc:date>
            </office:change-info>
          </text:insertion>
        </text:changed-region>
        <text:changed-region xml:id="ct58065968" text:id="ct58065968">
          <text:insertion>
            <office:change-info>
              <dc:creator>Eduardo Grosclaude</dc:creator>
              <dc:date>2014-06-22T06:36:00</dc:date>
            </office:change-info>
          </text:insertion>
        </text:changed-region>
        <text:changed-region xml:id="ct56758208" text:id="ct56758208">
          <text:insertion>
            <office:change-info>
              <dc:creator>Eduardo Grosclaude</dc:creator>
              <dc:date>2014-06-22T06:38:00</dc:date>
            </office:change-info>
          </text:insertion>
        </text:changed-region>
        <text:changed-region xml:id="ct58059808" text:id="ct58059808">
          <text:insertion>
            <office:change-info>
              <dc:creator>Eduardo Grosclaude</dc:creator>
              <dc:date>2014-06-22T06:40:00</dc:date>
            </office:change-info>
          </text:insertion>
        </text:changed-region>
        <text:changed-region xml:id="ct58065552" text:id="ct58065552">
          <text:insertion>
            <office:change-info>
              <dc:creator>Eduardo Grosclaude</dc:creator>
              <dc:date>2014-06-22T06:39:00</dc:date>
            </office:change-info>
          </text:insertion>
        </text:changed-region>
        <text:changed-region xml:id="ct58064784" text:id="ct58064784">
          <text:insertion>
            <office:change-info>
              <dc:creator>Eduardo Grosclaude</dc:creator>
              <dc:date>2014-06-22T06:40:00</dc:date>
            </office:change-info>
          </text:insertion>
        </text:changed-region>
        <text:changed-region xml:id="ct58065008" text:id="ct58065008">
          <text:insertion>
            <office:change-info>
              <dc:creator>Eduardo Grosclaude</dc:creator>
              <dc:date>2014-06-22T06:41:00</dc:date>
            </office:change-info>
          </text:insertion>
        </text:changed-region>
        <text:changed-region xml:id="ct56752400" text:id="ct56752400">
          <text:insertion>
            <office:change-info>
              <dc:creator>Eduardo Grosclaude</dc:creator>
              <dc:date>2014-06-22T06:38:00</dc:date>
            </office:change-info>
          </text:insertion>
        </text:changed-region>
        <text:changed-region xml:id="ct58063408" text:id="ct58063408">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58077344" text:id="ct58077344">
          <text:insertion>
            <office:change-info>
              <dc:creator>Eduardo Grosclaude</dc:creator>
              <dc:date>2014-06-22T06:49:00</dc:date>
            </office:change-info>
          </text:insertion>
        </text:changed-region>
        <text:changed-region xml:id="ct58246848" text:id="ct58246848">
          <text:insertion>
            <office:change-info>
              <dc:creator>Eduardo Grosclaude</dc:creator>
              <dc:date>2014-06-22T07:06:00</dc:date>
            </office:change-info>
          </text:insertion>
        </text:changed-region>
        <text:changed-region xml:id="ct56741936" text:id="ct56741936">
          <text:insertion>
            <office:change-info>
              <dc:creator>Eduardo Grosclaude</dc:creator>
              <dc:date>2014-06-22T07:07:00</dc:date>
            </office:change-info>
          </text:insertion>
        </text:changed-region>
        <text:changed-region xml:id="ct58062384" text:id="ct58062384">
          <text:insertion>
            <office:change-info>
              <dc:creator>Eduardo Grosclaude</dc:creator>
              <dc:date>2014-06-22T07:09:00</dc:date>
            </office:change-info>
          </text:insertion>
        </text:changed-region>
        <text:changed-region xml:id="ct58070944" text:id="ct58070944">
          <text:insertion>
            <office:change-info>
              <dc:creator>Eduardo Grosclaude</dc:creator>
              <dc:date>2014-06-22T07:10:00</dc:date>
            </office:change-info>
          </text:insertion>
        </text:changed-region>
        <text:changed-region xml:id="ct58066192" text:id="ct58066192">
          <text:insertion>
            <office:change-info>
              <dc:creator>Eduardo Grosclaude</dc:creator>
              <dc:date>2014-06-22T07:11:00</dc:date>
            </office:change-info>
          </text:insertion>
        </text:changed-region>
        <text:changed-region xml:id="ct58072752" text:id="ct58072752">
          <text:deletion>
            <office:change-info>
              <dc:creator>Eduardo Grosclaude</dc:creator>
              <dc:date>2014-07-14T06:29:00</dc:date>
            </office:change-info>
            <text:p text:style-name="P1">la solución a </text:p>
          </text:deletion>
        </text:changed-region>
        <text:changed-region xml:id="ct56753424" text:id="ct56753424">
          <text:insertion>
            <office:change-info>
              <dc:creator>Eduardo Grosclaude</dc:creator>
              <dc:date>2014-07-14T06:29:00</dc:date>
            </office:change-info>
          </text:insertion>
        </text:changed-region>
        <text:changed-region xml:id="ct58057248" text:id="ct58057248">
          <text:insertion>
            <office:change-info>
              <dc:creator>Eduardo Grosclaude</dc:creator>
              <dc:date>2014-07-14T06:28:00</dc:date>
            </office:change-info>
          </text:insertion>
        </text:changed-region>
        <text:changed-region xml:id="ct58079328" text:id="ct58079328">
          <text:deletion>
            <office:change-info>
              <dc:creator>Eduardo Grosclaude</dc:creator>
              <dc:date>2014-07-14T06:28:00</dc:date>
            </office:change-info>
            <text:p text:style-name="P1">e</text:p>
          </text:deletion>
        </text:changed-region>
        <text:changed-region xml:id="ct58063920" text:id="ct58063920">
          <text:insertion>
            <office:change-info>
              <dc:creator>Eduardo Grosclaude</dc:creator>
              <dc:date>2014-07-14T06:28:00</dc:date>
            </office:change-info>
          </text:insertion>
        </text:changed-region>
        <text:changed-region xml:id="ct58069216" text:id="ct58069216">
          <text:deletion>
            <office:change-info>
              <dc:creator>Eduardo Grosclaude</dc:creator>
              <dc:date>2014-07-14T06:28:00</dc:date>
            </office:change-info>
            <text:p text:style-name="P1">o</text:p>
          </text:deletion>
        </text:changed-region>
        <text:changed-region xml:id="ct58069584" text:id="ct58069584">
          <text:insertion>
            <office:change-info>
              <dc:creator>Eduardo Grosclaude</dc:creator>
              <dc:date>2014-07-14T06:30:00</dc:date>
            </office:change-info>
          </text:insertion>
        </text:changed-region>
        <text:changed-region xml:id="ct58071232" text:id="ct58071232">
          <text:insertion>
            <office:change-info>
              <dc:creator>Eduardo Grosclaude</dc:creator>
              <dc:date>2014-07-14T06:30:00</dc:date>
            </office:change-info>
          </text:insertion>
        </text:changed-region>
        <text:changed-region xml:id="ct58071456" text:id="ct58071456">
          <text:deletion>
            <office:change-info>
              <dc:creator>Eduardo Grosclaude</dc:creator>
              <dc:date>2014-07-14T06:30:00</dc:date>
            </office:change-info>
            <text:p text:style-name="P1"><text:s/>(arquitecturas)</text:p>
          </text:deletion>
        </text:changed-region>
        <text:changed-region xml:id="ct58073680" text:id="ct58073680">
          <text:insertion>
            <office:change-info>
              <dc:creator>Eduardo Grosclaude</dc:creator>
              <dc:date>2014-07-14T06:30:00</dc:date>
            </office:change-info>
          </text:insertion>
        </text:changed-region>
        <text:changed-region xml:id="ct58081776" text:id="ct58081776">
          <text:insertion>
            <office:change-info>
              <dc:creator>Eduardo Grosclaude</dc:creator>
              <dc:date>2014-07-14T06:28:00</dc:date>
            </office:change-info>
          </text:insertion>
        </text:changed-region>
        <text:changed-region xml:id="ct58083552" text:id="ct58083552">
          <text:insertion>
            <office:change-info>
              <dc:creator>Eduardo Grosclaude</dc:creator>
              <dc:date>2014-07-14T06:29:00</dc:date>
            </office:change-info>
          </text:insertion>
        </text:changed-region>
        <text:changed-region xml:id="ct58084800" text:id="ct58084800">
          <text:insertion>
            <office:change-info>
              <dc:creator>Autor desconocido</dc:creator>
              <dc:date>2016-04-24T12:46:00</dc:date>
            </office:change-info>
          </text:insertion>
        </text:changed-region>
        <text:changed-region xml:id="ct58085984" text:id="ct58085984">
          <text:insertion>
            <office:change-info>
              <dc:creator>Autor desconocido</dc:creator>
              <dc:date>2016-04-24T12:47:00</dc:date>
            </office:change-info>
          </text:insertion>
        </text:changed-region>
        <text:changed-region xml:id="ct58089664" text:id="ct58089664">
          <text:insertion>
            <office:change-info>
              <dc:creator>Unknown Author</dc:creator>
              <dc:date>2014-06-22T11:56:00</dc:date>
            </office:change-info>
          </text:insertion>
        </text:changed-region>
        <text:changed-region xml:id="ct58089152" text:id="ct58089152">
          <text:insertion>
            <office:change-info>
              <dc:creator>Unknown Author</dc:creator>
              <dc:date>2014-06-22T11:56:00</dc:date>
            </office:change-info>
          </text:insertion>
        </text:changed-region>
        <text:changed-region xml:id="ct58094208" text:id="ct58094208">
          <text:insertion>
            <office:change-info>
              <dc:creator>Unknown Author</dc:creator>
              <dc:date>2014-06-22T11:56:00</dc:date>
            </office:change-info>
          </text:insertion>
        </text:changed-region>
        <text:changed-region xml:id="ct58094624" text:id="ct58094624">
          <text:insertion>
            <office:change-info>
              <dc:creator>Unknown Author</dc:creator>
              <dc:date>2014-06-22T11:57:00</dc:date>
            </office:change-info>
          </text:insertion>
        </text:changed-region>
        <text:changed-region xml:id="ct58096592" text:id="ct58096592">
          <text:insertion>
            <office:change-info>
              <dc:creator>Unknown Author</dc:creator>
              <dc:date>2014-06-22T12:01:00</dc:date>
            </office:change-info>
          </text:insertion>
        </text:changed-region>
        <text:changed-region xml:id="ct58099072" text:id="ct58099072">
          <text:insertion>
            <office:change-info>
              <dc:creator>Eduardo Grosclaude</dc:creator>
              <dc:date>2014-07-14T06:29:00</dc:date>
            </office:change-info>
          </text:insertion>
        </text:changed-region>
        <text:changed-region xml:id="ct58097888" text:id="ct58097888">
          <text:insertion>
            <office:change-info>
              <dc:creator>Unknown Author</dc:creator>
              <dc:date>2014-06-22T12:01:00</dc:date>
            </office:change-info>
          </text:insertion>
        </text:changed-region>
        <text:changed-region xml:id="ct56758736" text:id="ct56758736">
          <text:insertion>
            <office:change-info>
              <dc:creator>Eduardo Grosclaude</dc:creator>
              <dc:date>2014-07-14T06:26:00</dc:date>
            </office:change-info>
          </text:insertion>
        </text:changed-region>
        <text:changed-region xml:id="ct56760576" text:id="ct56760576">
          <text:insertion>
            <office:change-info>
              <dc:creator>Eduardo Grosclaude</dc:creator>
              <dc:date>2014-07-14T06:26:00</dc:date>
            </office:change-info>
          </text:insertion>
        </text:changed-region>
        <text:changed-region xml:id="ct56768336" text:id="ct56768336">
          <text:insertion>
            <office:change-info>
              <dc:creator>Eduardo Grosclaude</dc:creator>
              <dc:date>2014-07-14T06:26:00</dc:date>
            </office:change-info>
          </text:insertion>
        </text:changed-region>
        <text:changed-region xml:id="ct58075024" text:id="ct58075024">
          <text:deletion>
            <office:change-info>
              <dc:creator>Eduardo Grosclaude</dc:creator>
              <dc:date>2014-07-14T06:26:00</dc:date>
            </office:change-info>
            <text:p text:style-name="P2">c</text:p>
          </text:deletion>
        </text:changed-region>
        <text:changed-region xml:id="ct58128496" text:id="ct58128496">
          <text:insertion>
            <office:change-info>
              <dc:creator>Eduardo Grosclaude</dc:creator>
              <dc:date>2014-07-14T06:25:00</dc:date>
            </office:change-info>
          </text:insertion>
        </text:changed-region>
        <text:changed-region xml:id="ct58096816" text:id="ct58096816">
          <text:insertion>
            <office:change-info>
              <dc:creator>Andres Huayquil </dc:creator>
              <dc:date>2016-04-24T13:29:00</dc:date>
            </office:change-info>
          </text:insertion>
        </text:changed-region>
        <text:changed-region xml:id="ct58111664" text:id="ct58111664">
          <text:insertion>
            <office:change-info>
              <dc:creator>Eduardo Grosclaude</dc:creator>
              <dc:date>2014-07-14T06:43:00</dc:date>
            </office:change-info>
          </text:insertion>
        </text:changed-region>
        <text:changed-region xml:id="ct58215360" text:id="ct58215360">
          <text:insertion>
            <office:change-info>
              <dc:creator>Eduardo Grosclaude</dc:creator>
              <dc:date>2014-07-14T06:54:00</dc:date>
            </office:change-info>
          </text:insertion>
        </text:changed-region>
        <text:changed-region xml:id="ct58441456" text:id="ct58441456">
          <text:insertion>
            <office:change-info>
              <dc:creator>Eduardo Grosclaude</dc:creator>
              <dc:date>2014-07-14T06:40:00</dc:date>
            </office:change-info>
          </text:insertion>
        </text:changed-region>
        <text:changed-region xml:id="ct58211312" text:id="ct58211312">
          <text:insertion>
            <office:change-info>
              <dc:creator>Eduardo Grosclaude</dc:creator>
              <dc:date>2014-07-14T06:41:00</dc:date>
            </office:change-info>
          </text:insertion>
        </text:changed-region>
        <text:changed-region xml:id="ct58152768" text:id="ct58152768">
          <text:insertion>
            <office:change-info>
              <dc:creator>Eduardo Grosclaude</dc:creator>
              <dc:date>2014-07-14T06:50:00</dc:date>
            </office:change-info>
          </text:insertion>
        </text:changed-region>
        <text:changed-region xml:id="ct58167424" text:id="ct58167424">
          <text:insertion>
            <office:change-info>
              <dc:creator>Eduardo Grosclaude</dc:creator>
              <dc:date>2014-07-14T06:51:00</dc:date>
            </office:change-info>
          </text:insertion>
        </text:changed-region>
        <text:changed-region xml:id="ct58215792" text:id="ct58215792">
          <text:insertion>
            <office:change-info>
              <dc:creator>Eduardo Grosclaude</dc:creator>
              <dc:date>2014-07-14T06:46:00</dc:date>
            </office:change-info>
          </text:insertion>
        </text:changed-region>
        <text:changed-region xml:id="ct58404400" text:id="ct58404400">
          <text:insertion>
            <office:change-info>
              <dc:creator>Eduardo Grosclaude</dc:creator>
              <dc:date>2014-07-14T07:01:00</dc:date>
            </office:change-info>
          </text:insertion>
        </text:changed-region>
        <text:changed-region xml:id="ct58193824" text:id="ct58193824">
          <text:insertion>
            <office:change-info>
              <dc:creator>Eduardo Grosclaude</dc:creator>
              <dc:date>2014-07-14T07:04:00</dc:date>
            </office:change-info>
          </text:insertion>
        </text:changed-region>
        <text:changed-region xml:id="ct58403936" text:id="ct58403936">
          <text:insertion>
            <office:change-info>
              <dc:creator>Eduardo Grosclaude</dc:creator>
              <dc:date>2014-07-14T07:04:00</dc:date>
            </office:change-info>
          </text:insertion>
        </text:changed-region>
        <text:changed-region xml:id="ct58456288" text:id="ct58456288">
          <text:insertion>
            <office:change-info>
              <dc:creator>Eduardo Grosclaude</dc:creator>
              <dc:date>2014-07-14T07:02:00</dc:date>
            </office:change-info>
          </text:insertion>
        </text:changed-region>
        <text:changed-region xml:id="ct58216976" text:id="ct58216976">
          <text:insertion>
            <office:change-info>
              <dc:creator>Eduardo Grosclaude</dc:creator>
              <dc:date>2014-07-14T07:02:00</dc:date>
            </office:change-info>
          </text:insertion>
        </text:changed-region>
        <text:changed-region xml:id="ct58218240" text:id="ct58218240">
          <text:insertion>
            <office:change-info>
              <dc:creator>Eduardo Grosclaude</dc:creator>
              <dc:date>2014-07-14T07:02:00</dc:date>
            </office:change-info>
          </text:insertion>
        </text:changed-region>
        <text:changed-region xml:id="ct56778928" text:id="ct56778928">
          <text:insertion>
            <office:change-info>
              <dc:creator>Eduardo Grosclaude</dc:creator>
              <dc:date>2014-07-14T07:05:00</dc:date>
            </office:change-info>
          </text:insertion>
        </text:changed-region>
        <text:changed-region xml:id="ct58192992" text:id="ct58192992">
          <text:insertion>
            <office:change-info>
              <dc:creator>Eduardo Grosclaude</dc:creator>
              <dc:date>2014-07-14T06:37:00</dc:date>
            </office:change-info>
          </text:insertion>
        </text:changed-region>
        <text:changed-region xml:id="ct58158096" text:id="ct58158096">
          <text:insertion>
            <office:change-info>
              <dc:creator>Eduardo Grosclaude</dc:creator>
              <dc:date>2014-07-14T07:04:00</dc:date>
            </office:change-info>
          </text:insertion>
        </text:changed-region>
        <text:changed-region xml:id="ct58079952" text:id="ct58079952">
          <text:deletion>
            <office:change-info>
              <dc:creator>Eduardo Grosclaude</dc:creator>
              <dc:date>2014-07-14T07:04:00</dc:date>
            </office:change-info>
            <text:p text:style-name="P3"/>
            <text:p text:style-name="P4"/>
            <text:p text:style-name="P3"/>
          </text:deletion>
        </text:changed-region>
        <text:changed-region xml:id="ct58455936" text:id="ct58455936">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58097472" text:id="ct58097472">
          <text:insertion>
            <office:change-info>
              <dc:creator>Eduardo Grosclaude</dc:creator>
              <dc:date>2014-07-14T07:06:00</dc:date>
            </office:change-info>
          </text:insertion>
        </text:changed-region>
        <text:changed-region xml:id="ct58414448" text:id="ct58414448">
          <text:insertion>
            <office:change-info>
              <dc:creator>Eduardo Grosclaude</dc:creator>
              <dc:date>2014-07-14T07:07:00</dc:date>
            </office:change-info>
          </text:insertion>
        </text:changed-region>
        <text:changed-region xml:id="ct58447728" text:id="ct58447728">
          <text:deletion>
            <office:change-info>
              <dc:creator>Eduardo Grosclaude</dc:creator>
              <dc:date>2014-07-14T07:07:00</dc:date>
            </office:change-info>
            <text:p text:style-name="P6">Muy básicamente </text:p>
          </text:deletion>
        </text:changed-region>
        <text:changed-region xml:id="ct58455520" text:id="ct58455520">
          <text:insertion>
            <office:change-info>
              <dc:creator>Eduardo Grosclaude</dc:creator>
              <dc:date>2014-07-14T07:08:00</dc:date>
            </office:change-info>
          </text:insertion>
        </text:changed-region>
        <text:changed-region xml:id="ct58414672" text:id="ct58414672">
          <text:deletion>
            <office:change-info>
              <dc:creator>Eduardo Grosclaude</dc:creator>
              <dc:date>2014-07-14T07:08:00</dc:date>
            </office:change-info>
            <text:p text:style-name="P6">c</text:p>
          </text:deletion>
        </text:changed-region>
        <text:changed-region xml:id="ct58413424" text:id="ct58413424">
          <text:deletion>
            <office:change-info>
              <dc:creator>Eduardo Grosclaude</dc:creator>
              <dc:date>2014-07-14T07:08:00</dc:date>
            </office:change-info>
            <text:p text:style-name="P6">De nuevo básicamente explicamos l</text:p>
          </text:deletion>
        </text:changed-region>
        <text:changed-region xml:id="ct58420720" text:id="ct58420720">
          <text:insertion>
            <office:change-info>
              <dc:creator>Eduardo Grosclaude</dc:creator>
              <dc:date>2014-07-14T07:08:00</dc:date>
            </office:change-info>
          </text:insertion>
        </text:changed-region>
        <text:changed-region xml:id="ct58415712" text:id="ct58415712">
          <text:deletion>
            <office:change-info>
              <dc:creator>Eduardo Grosclaude</dc:creator>
              <dc:date>2014-07-14T07:08:00</dc:date>
            </office:change-info>
            <text:p text:style-name="P6">con </text:p>
          </text:deletion>
        </text:changed-region>
        <text:changed-region xml:id="ct58452992" text:id="ct58452992">
          <text:insertion>
            <office:change-info>
              <dc:creator>Eduardo Grosclaude</dc:creator>
              <dc:date>2014-07-14T07:08:00</dc:date>
            </office:change-info>
          </text:insertion>
        </text:changed-region>
        <text:changed-region xml:id="ct58453216" text:id="ct58453216">
          <text:deletion>
            <office:change-info>
              <dc:creator>Eduardo Grosclaude</dc:creator>
              <dc:date>2014-07-14T07:09:00</dc:date>
            </office:change-info>
            <text:p text:style-name="P6">, la cual simplemente </text:p>
          </text:deletion>
        </text:changed-region>
        <text:changed-region xml:id="ct56802288" text:id="ct56802288">
          <text:deletion>
            <office:change-info>
              <dc:creator>Eduardo Grosclaude</dc:creator>
              <dc:date>2014-07-14T07:09:00</dc:date>
            </office:change-info>
            <text:p text:style-name="P6">un proceso que envía </text:p>
          </text:deletion>
        </text:changed-region>
        <text:changed-region xml:id="ct58417680" text:id="ct58417680">
          <text:insertion>
            <office:change-info>
              <dc:creator>Eduardo Grosclaude</dc:creator>
              <dc:date>2014-07-14T07:09:00</dc:date>
            </office:change-info>
          </text:insertion>
        </text:changed-region>
        <text:changed-region xml:id="ct58417904" text:id="ct58417904">
          <text:deletion>
            <office:change-info>
              <dc:creator>Eduardo Grosclaude</dc:creator>
              <dc:date>2014-07-14T07:09:00</dc:date>
            </office:change-info>
            <text:p text:style-name="P6">un mensaje a otro </text:p>
          </text:deletion>
        </text:changed-region>
        <text:changed-region xml:id="ct58477440" text:id="ct58477440">
          <text:insertion>
            <office:change-info>
              <dc:creator>Eduardo Grosclaude</dc:creator>
              <dc:date>2014-07-14T07:09:00</dc:date>
            </office:change-info>
          </text:insertion>
        </text:changed-region>
        <text:changed-region xml:id="ct58477664" text:id="ct58477664">
          <text:deletion>
            <office:change-info>
              <dc:creator>Eduardo Grosclaude</dc:creator>
              <dc:date>2014-07-14T07:09:00</dc:date>
            </office:change-info>
            <text:p text:style-name="P6">proceso,</text:p>
          </text:deletion>
        </text:changed-region>
        <text:changed-region xml:id="ct56788480" text:id="ct56788480">
          <text:insertion>
            <office:change-info>
              <dc:creator>Eduardo Grosclaude</dc:creator>
              <dc:date>2014-07-14T07:10:00</dc:date>
            </office:change-info>
          </text:insertion>
        </text:changed-region>
        <text:changed-region xml:id="ct56791120" text:id="ct56791120">
          <text:insertion>
            <office:change-info>
              <dc:creator>Autor desconocido</dc:creator>
              <dc:date>2014-09-15T21:16:00</dc:date>
            </office:change-info>
          </text:insertion>
        </text:changed-region>
        <text:changed-region xml:id="ct56500016" text:id="ct56500016">
          <text:insertion>
            <office:change-info>
              <dc:creator>Andres Huayquil </dc:creator>
              <dc:date>2016-04-24T14:55:00</dc:date>
            </office:change-info>
          </text:insertion>
        </text:changed-region>
        <text:changed-region xml:id="ct58415152" text:id="ct58415152">
          <text:insertion>
            <office:change-info>
              <dc:creator>Andres Huayquil </dc:creator>
              <dc:date>2016-04-24T15:17:00</dc:date>
            </office:change-info>
          </text:insertion>
        </text:changed-region>
        <text:changed-region xml:id="ct58478208" text:id="ct58478208">
          <text:insertion>
            <office:change-info>
              <dc:creator>Andres Huayquil </dc:creator>
              <dc:date>2016-04-24T15:18:00</dc:date>
            </office:change-info>
          </text:insertion>
        </text:changed-region>
        <text:changed-region xml:id="ct58477888" text:id="ct58477888">
          <text:insertion>
            <office:change-info>
              <dc:creator>Andres Huayquil </dc:creator>
              <dc:date>2016-04-24T15:19:00</dc:date>
            </office:change-info>
          </text:insertion>
        </text:changed-region>
        <text:changed-region xml:id="ct58419008" text:id="ct58419008">
          <text:insertion>
            <office:change-info>
              <dc:creator>Andres Huayquil </dc:creator>
              <dc:date>2016-04-24T15:20:00</dc:date>
            </office:change-info>
          </text:insertion>
        </text:changed-region>
        <text:changed-region xml:id="ct56803872" text:id="ct56803872">
          <text:insertion>
            <office:change-info>
              <dc:creator>Andres Huayquil </dc:creator>
              <dc:date>2016-04-24T15:21:00</dc:date>
            </office:change-info>
          </text:insertion>
        </text:changed-region>
        <text:changed-region xml:id="ct58418496" text:id="ct58418496">
          <text:insertion>
            <office:change-info>
              <dc:creator>Andres Huayquil </dc:creator>
              <dc:date>2016-04-24T15:22:00</dc:date>
            </office:change-info>
          </text:insertion>
        </text:changed-region>
        <text:changed-region xml:id="ct58478560" text:id="ct58478560">
          <text:insertion>
            <office:change-info>
              <dc:creator>Andres Huayquil </dc:creator>
              <dc:date>2016-04-24T15:23:00</dc:date>
            </office:change-info>
          </text:insertion>
        </text:changed-region>
        <text:changed-region xml:id="ct58414896" text:id="ct58414896">
          <text:insertion>
            <office:change-info>
              <dc:creator>Andres Huayquil </dc:creator>
              <dc:date>2016-04-24T15:28:00</dc:date>
            </office:change-info>
          </text:insertion>
        </text:changed-region>
        <text:changed-region xml:id="ct58418720" text:id="ct58418720">
          <text:insertion>
            <office:change-info>
              <dc:creator>Andres Huayquil </dc:creator>
              <dc:date>2016-04-24T15:29:00</dc:date>
            </office:change-info>
          </text:insertion>
        </text:changed-region>
        <text:changed-region xml:id="ct56805712" text:id="ct56805712">
          <text:insertion>
            <office:change-info>
              <dc:creator>Andres Huayquil </dc:creator>
              <dc:date>2016-04-24T15:31:00</dc:date>
            </office:change-info>
          </text:insertion>
        </text:changed-region>
        <text:changed-region xml:id="ct56804992" text:id="ct56804992">
          <text:insertion>
            <office:change-info>
              <dc:creator>Andres Huayquil </dc:creator>
              <dc:date>2016-04-24T15:32:00</dc:date>
            </office:change-info>
          </text:insertion>
        </text:changed-region>
        <text:changed-region xml:id="ct91924656" text:id="ct91924656">
          <text:insertion>
            <office:change-info>
              <dc:creator>Andres Huayquil </dc:creator>
              <dc:date>2016-04-25T19:55:00</dc:date>
            </office:change-info>
          </text:insertion>
        </text:changed-region>
        <text:changed-region xml:id="ct91915520" text:id="ct91915520">
          <text:insertion>
            <office:change-info>
              <dc:creator>Andres Huayquil </dc:creator>
              <dc:date>2016-04-24T15:32:00</dc:date>
            </office:change-info>
          </text:insertion>
        </text:changed-region>
        <text:changed-region xml:id="ct57619584" text:id="ct57619584">
          <text:insertion>
            <office:change-info>
              <dc:creator>Autor desconocido</dc:creator>
              <dc:date>2014-09-15T21:16:00</dc:date>
            </office:change-info>
          </text:insertion>
        </text:changed-region>
        <text:changed-region xml:id="ct57619152" text:id="ct57619152">
          <text:insertion>
            <office:change-info>
              <dc:creator>Andres Huayquil </dc:creator>
              <dc:date>2016-04-24T21:22:00</dc:date>
            </office:change-info>
          </text:insertion>
        </text:changed-region>
        <text:changed-region xml:id="ct57614592" text:id="ct57614592">
          <text:insertion>
            <office:change-info>
              <dc:creator>Andres Huayquil </dc:creator>
              <dc:date>2016-04-24T21:23:00</dc:date>
            </office:change-info>
          </text:insertion>
        </text:changed-region>
        <text:changed-region xml:id="ct56416080" text:id="ct56416080">
          <text:insertion>
            <office:change-info>
              <dc:creator>Autor desconocido</dc:creator>
              <dc:date>2014-09-15T21:16:00</dc:date>
            </office:change-info>
          </text:insertion>
        </text:changed-region>
        <text:changed-region xml:id="ct57618080" text:id="ct57618080">
          <text:insertion>
            <office:change-info>
              <dc:creator>Andres Huayquil </dc:creator>
              <dc:date>2016-04-24T21:23:00</dc:date>
            </office:change-info>
          </text:insertion>
        </text:changed-region>
        <text:changed-region xml:id="ct57608320" text:id="ct57608320">
          <text:insertion>
            <office:change-info>
              <dc:creator>Autor desconocido</dc:creator>
              <dc:date>2014-09-15T21:16:00</dc:date>
            </office:change-info>
          </text:insertion>
        </text:changed-region>
        <text:changed-region xml:id="ct56420272" text:id="ct56420272">
          <text:insertion>
            <office:change-info>
              <dc:creator>Andres Huayquil </dc:creator>
              <dc:date>2016-04-24T21:23:00</dc:date>
            </office:change-info>
          </text:insertion>
        </text:changed-region>
        <text:changed-region xml:id="ct57670064" text:id="ct57670064">
          <text:insertion>
            <office:change-info>
              <dc:creator>Autor desconocido</dc:creator>
              <dc:date>2014-09-15T21:16:00</dc:date>
            </office:change-info>
          </text:insertion>
        </text:changed-region>
        <text:changed-region xml:id="ct57667920" text:id="ct57667920">
          <text:insertion>
            <office:change-info>
              <dc:creator>Andres Huayquil </dc:creator>
              <dc:date>2016-04-24T21:25:00</dc:date>
            </office:change-info>
          </text:insertion>
        </text:changed-region>
        <text:changed-region xml:id="ct57677136" text:id="ct57677136">
          <text:insertion>
            <office:change-info>
              <dc:creator>Autor desconocido</dc:creator>
              <dc:date>2014-09-15T21:16:00</dc:date>
            </office:change-info>
          </text:insertion>
        </text:changed-region>
        <text:changed-region xml:id="ct57660256" text:id="ct57660256">
          <text:insertion>
            <office:change-info>
              <dc:creator>Andres Huayquil </dc:creator>
              <dc:date>2016-04-24T21:20:00</dc:date>
            </office:change-info>
          </text:insertion>
        </text:changed-region>
        <text:changed-region xml:id="ct57673456" text:id="ct57673456">
          <text:insertion>
            <office:change-info>
              <dc:creator>Andres Huayquil </dc:creator>
              <dc:date>2016-04-24T21: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APITULO 2</text:p>
      <text:p text:style-name="P64"/>
      <text:p text:style-name="P67">Capítulo 2 revisión de los antecedentes de HPC, trabajos sobre fortran y hpc, openmp solo y sobre fortran</text:p>
      <text:p text:style-name="P67"/>
      <text:p text:style-name="P68">2.1 programación paralela</text:p>
      <text:p text:style-name="P68">2.<text:change-start text:change-id="ct58056896"/><text:span text:style-name="T51">2</text:span><text:change-end text:change-id="ct58056896"/> fortran</text:p>
      <text:p text:style-name="P68">2.3 openmp</text:p>
      <text:p text:style-name="P68">2.4 openmp y fortran<text:change-start text:change-id="ct58057920"/></text:p>
      <text:p text:style-name="P70">2.5 optimización<text:change-end text:change-id="ct58057920"/><text:change-start text:change-id="ct56806288"/></text:p>
      <text:p text:style-name="P69">2.<text:change-end text:change-id="ct56806288"/><text:change-start text:change-id="ct58059280"/><text:span text:style-name="T27">6</text:span><text:change-end text:change-id="ct58059280"/><text:change-start text:change-id="ct58059584"/> aplicación en cuestión<text:change-end text:change-id="ct58059584"/></text:p>
      <text:p text:style-name="P66"/>
      <text:p text:style-name="P64"/>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58064512"/><text:change-start text:change-id="ct58058864"/></text:p>
      <text:p text:style-name="P33">En el pasado reciente, la herramienta más común para la solución de problemas <text:change-end text:change-id="ct58058864"/><text:change-start text:change-id="ct58066512"/>de las ciencias computacionales fue la programación en lenguajes adaptados al cómputo <text:change-end text:change-id="ct58066512"/><text:change-start text:change-id="ct58065968"/>científico, como FORTRAN. <text:change-end text:change-id="ct58065968"/><text:change-start text:change-id="ct56758208"/>Cuando los recursos de computación (por ejemplo, con la aparición de la computadora personal) se hicieron accesibles <text:change-end text:change-id="ct56758208"/><text:change-start text:change-id="ct58059808"/>a <text:change-end text:change-id="ct58059808"/><text:change-start text:change-id="ct58065552"/>los investigadores individualmente, y a grupos de investigación <text:change-end text:change-id="ct58065552"/><text:change-start text:change-id="ct58064784"/>de modestos presupuestos, <text:change-end text:change-id="ct58064784"/><text:change-start text:change-id="ct58065008"/>esta herramienta se hizo popular y creó un modo de trabajo estándar de facto, <text:span text:style-name="T20">ampliamente extendido,</text:span> en las ciencias e ingenierías. <text:change-end text:change-id="ct58065008"/><text:change-start text:change-id="ct56752400"/><text:s/><text:change-end text:change-id="ct56752400"/></text:p>
      <text:p text:style-name="P1"><text:change text:change-id="ct58063408"/><text:change-start text:change-id="ct58077344"/></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58077344"/><text:change-start text:change-id="ct58246848"/></text:p>
      <text:p text:style-name="P34">FALTA ALGO PARA ENGANCHAR CON EL PARRAFO SIG<text:span text:style-name="T22">TE</text:span> tipo La evolución técnica y económica de los sistemas disponibles <text:change-end text:change-id="ct58246848"/><text:change-start text:change-id="ct56741936"/>para los investigadores permitió la incorporación de plataformas paralelas, <text:change-end text:change-id="ct56741936"/><text:change-start text:change-id="ct58062384"/>primero con la posibilidad de distribuir el cómputo entre varios equipos de computación a través de una red, luego con diferentes formas de arquitecturas paralelas <text:change-end text:change-id="ct58062384"/><text:change-start text:change-id="ct58070944"/>de hardware. En estas plataformas, la multiplicidad de los recursos<text:change-end text:change-id="ct58070944"/><text:change-start text:change-id="ct58066192"/> enfrenta al programador con un problema de programación y de administración de recursos aún más complejo.<text:change-end text:change-id="ct58066192"/></text:p>
      <text:p text:style-name="P1">En este capítulo se presenta <text:change text:change-id="ct58072752"/><text:change-start text:change-id="ct56753424"/><text:span text:style-name="T22">el tatamiento de </text:span><text:change-end text:change-id="ct56753424"/>estos problemas mediante la utilización de programación paralela. En la sección 2.1 se explicará en qu<text:change-start text:change-id="ct58057248"/><text:span text:style-name="T22">é</text:span><text:change-end text:change-id="ct58057248"/><text:change text:change-id="ct58079328"/> consiste la programación paralela, explicando sintéticamente c<text:change-start text:change-id="ct58063920"/><text:span text:style-name="T22">ó</text:span><text:change-end text:change-id="ct58063920"/><text:change text:change-id="ct58069216"/>mo funciona un programa paralelo, <text:change-start text:change-id="ct58069584"/><text:span text:style-name="T22">cuáles son </text:span><text:change-end text:change-id="ct58069584"/>las plataformas<text:change-start text:change-id="ct58071232"/> <text:change-end text:change-id="ct58071232"/><text:change text:change-id="ct58071456"/><text:s/><text:change-start text:change-id="ct58073680"/><text:span text:style-name="T22">más utilizadas </text:span><text:change-end text:change-id="ct58073680"/>de computación paralela <text:span text:style-name="T18">y sus modelos de comunicación (memoria compartida, pasaje de mensajes). En la sección 2.2 se presentará brevemente </text:span><text:change-start text:change-id="ct58081776"/><text:span text:style-name="T18">el lenguaje de programación </text:span><text:change-end text:change-id="ct58081776"/><text:span text:style-name="T18">Fortran y se explicará su uso a nivel científico. En las secciones 2.3 y 2.4 se presentan </text:span><text:change-start text:change-id="ct58083552"/><text:span text:style-name="T18">la interfaz de programación de aplicaciones </text:span><text:change-end text:change-id="ct58083552"/><text:span text:style-name="T18">OpenMP y su implementación en Fortran respectivamente.</text:span><text:change-start text:change-id="ct58084800"/><text:span text:style-name="T18"> En la sección 2.5 se </text:span><text:change-end text:change-id="ct58084800"/><text:change-start text:change-id="ct58085984"/><text:span text:style-name="T18">mostrará en qué consiste el proceso de optimización para paralelizar una aplicación y</text:span><text:change-end text:change-id="ct58085984"/><text:change-start text:change-id="ct58089664"/><text:span text:style-name="T18"> </text:span><text:change-end text:change-id="ct58089664"/><text:span text:style-name="T18">p</text:span><text:change-start text:change-id="ct58089152"/><text:span text:style-name="T18">or último en la sección 2.</text:span><text:change-end text:change-id="ct58089152"/><text:span text:style-name="T18">6</text:span><text:change-start text:change-id="ct58094208"/><text:span text:style-name="T18"> se presentará la aplicación cientifica núcleo de esta T</text:span><text:change-end text:change-id="ct58094208"/><text:change-start text:change-id="ct58094624"/><text:span text:style-name="T18">esis</text:span><text:change-end text:change-id="ct58094624"/><text:change-start text:change-id="ct58096592"/><text:span text:style-name="T18"> y </text:span><text:change-end text:change-id="ct58096592"/><text:change-start text:change-id="ct58099072"/><text:span text:style-name="T18">se describirá </text:span><text:change-end text:change-id="ct58099072"/><text:change-start text:change-id="ct58097888"/><text:span text:style-name="T18">muy brevemente el problema que resuelve.</text:span><text:change-end text:change-id="ct58097888"/></text:p>
      <text:p text:style-name="P17"/>
      <text:p text:style-name="P17"/>
      <text:h text:style-name="Heading_20_2" text:outline-level="2">2.1 Introducción a la Programación Paralela</text:h>
      <text:p text:style-name="P17"/>
      <text:p text:style-name="P2">Para entender mejor por qu<text:change-start text:change-id="ct56758736"/><text:span text:style-name="T22">é</text:span><text:change-end text:change-id="ct56758736"/> aplicamos la Programación Paralela<text:change-start text:change-id="ct56760576"/>,<text:change-end text:change-id="ct56760576"/> ya sea tanto para solucionar problemas complejos como para aprovechar la potencia de las nuevas arquitecturas de computadoras, podemos ver un escenario planteado por Andrews (foundations... ):</text:p>
      <text:p text:style-name="P71"/>
      <text:p text:style-name="P71">Varios autos desean trasladarse del punto A hacia el B. Pueden competir por el espacio en el mismo camino y terminar siguiéndose unos a otros <text:s/>o compitiendo por las posiciones (<text:change-start text:change-id="ct56768336"/><text:span text:style-name="T22">¡</text:span><text:change-end text:change-id="ct56768336"/>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58075024"/>encia de la computación concurrente” o paralela. <text:change-start text:change-id="ct58128496"/><office:annotation-end office:name="__Fieldmark__270_1689783755"/><text:change-end text:change-id="ct58128496"/><text:change-start text:change-id="ct58096816"/><office:annotation><dc:creator>Andres Huayquil </dc:creator><dc:date>2016-04-24T13:29:13</dc:date><loext:sender-initials>A</loext:sender-initials><text:p text:style-name="P95"><text:span text:style-name="T68">Respuesta a Eduardo Grosclaude (14/07/2014, 06:25): "..."</text:span></text:p><text:p><text:span text:style-name="T69">Si sigo leyendo Andrews habla de lo mismo, aparentemente el libro de Andrews es bastante oldie...</text:span></text:p></office:annotation><text:change-end text:change-id="ct58096816"/>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7"><text:change-start text:change-id="ct58111664"/>Aquí unos comentarios al estilo devolución de Master Chef!</text:p>
      <text:p text:style-name="P35"><text:change-end text:change-id="ct58111664"/><text:change-start text:change-id="ct58215360"/></text:p>
      <text:p text:style-name="P35"><text:change-end text:change-id="ct58215360"/><text:change-start text:change-id="ct58441456"/><text:span text:style-name="T23">El tono de los dos párrafos siguientes es impreciso o coloquial, parece de revista o de clase introductoria. Te recomiendo para toda la ejecución de la tesis e</text:span><text:change-end text:change-id="ct58441456"/><text:change-start text:change-id="ct58211312"/><text:span text:style-name="T23">vitar ambas cosas. </text:span></text:p>
      <text:p text:style-name="P37">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5"><text:span text:style-name="T23">VOCABULARIO: Para revisar esos contenidos que uno escribe, a fin de evitar tono impreciso o coloquial, fijarse si uno está siendo concreto en cuanto a </text:span><text:span text:style-name="T24">cuándo, quiénes y </text:span><text:change-end text:change-id="ct58211312"/><text:change-start text:change-id="ct58152768"/><text:span text:style-name="T25">cuánto</text:span><text:change-end text:change-id="ct58152768"/><text:change-start text:change-id="ct58167424"/><text:span text:style-name="T25">.</text:span><text:change-end text:change-id="ct58167424"/><text:change-start text:change-id="ct58215792"/><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5"><text:change-end text:change-id="ct58215792"/>En los comienzos de la computación <text:change-start text:change-id="ct58404400"/><text:span text:style-name="T26">(¿cuándo?)</text:span><text:change-end text:change-id="ct58404400"/>lo normal y aceptado <text:change-start text:change-id="ct58193824"/><text:span text:style-name="T26">(¿por quiénes?) </text:span><text:change-end text:change-id="ct58193824"/>era programar para un solo procesador, una capacidad de almacenamiento y memoria limitada (acaso el principal punto de optimización en esa época<text:change-start text:change-id="ct58403936"/> <text:span text:style-name="T26">(¿cuándo?)</text:span><text:change-end text:change-id="ct58403936"/>), y hacerlo con una serie de instrucciones <text:soft-page-break/>secuenciales. Los programas tendían a ser monolíticos y gigantes<text:change-start text:change-id="ct58456288"/> <text:span text:style-name="T26">(¿cuánto?)</text:span><text:change-end text:change-id="ct58456288"/>. <text:span text:style-name="T4">[metemos ley de moore aca???]</text:span> Con el correr de los años la potencia de los procesadores se a disparado exponencialmente <text:span text:style-name="T10">(velocidad y en menor medida cantidad de unidades de procesamiento)</text:span><text:change-start text:change-id="ct58216976"/><text:span text:style-name="T10"> (¿cifras para apoyar esto?)</text:span><text:change-end text:change-id="ct58216976"/>, así como la capacidad de la RAM y los discos, permitiendo acelerar los procesos <text:span text:style-name="T9">y distenderse al programar ya que la capacidad de memoria o de disco prácticamente </text:span><text:change-start text:change-id="ct58218240"/><text:span text:style-name="T9">(¿pero no totalmente? ¿cuánto nos distendemos? ¿quién se distiende?) </text:span><text:change-end text:change-id="ct58218240"/><text:span text:style-name="T9">ha dejado de ser un problema.</text:span></text:p>
      <text:p text:style-name="P20"><text:change-start text:change-id="ct56778928"/></text:p>
      <text:p text:style-name="P65"/>
      <text:p text:style-name="P12"/>
      <text:p text:style-name="P12">*ACA*</text:p>
      <text:p text:style-name="P12"/>
      <text:p text:style-name="P36">Y ESTE PARRAFO acomodarlo a lo anterior </text:p>
      <text:p text:style-name="P20"><text:change-end text:change-id="ct56778928"/>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58192992"/><text:span text:style-name="T5"> </text:span><text:span text:style-name="T8">NO!</text:span><text:change-end text:change-id="ct58192992"/><text:span text:style-name="T6"> </text:span><text:span text:style-name="T11">debido a que en el último </text:span><text:change-start text:change-id="ct58158096"/><text:span text:style-name="T12">caso </text:span><text:change-end text:change-id="ct58158096"/><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0"/>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58079952"/><text:span text:style-name="T17">Ahora, para comprender mejor como funciona un programa paralelo debemos tener en cuenta lo siguiente:</text:span></text:p>
      <text:list xml:id="list8254455978095907249" text:style-name="L1">
        <text:list-item>
          <text:p text:style-name="P74">Un programa secuencial es un conjunto de ordenes ejecutadas una detras de la otra y posee un solo hilo de control.</text:p>
        </text:list-item>
        <text:list-item>
          <text:p text:style-name="P76">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58455936"/><text:change-start text:change-id="ct58097472"/><text:s/><text:span text:style-name="T26">No es exacto, los procesos trabajan computando! Más bien existen dos formas principales de comunicación entre procesos que son las que vas a describir</text:span><text:change-end text:change-id="ct58097472"/><text:change-start text:change-id="ct58414448"/><text:span text:style-name="T26">.</text:span><text:change-end text:change-id="ct58414448"/>,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58447728"/><text:change-start text:change-id="ct58455520"/><text:span text:style-name="T26">C</text:span><text:change-end text:change-id="ct58455520"/><text:change text:change-id="ct58414672"/>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58413424"/><text:change-start text:change-id="ct58420720"/><text:soft-page-break/><text:span text:style-name="T26">L</text:span><text:change-end text:change-id="ct58420720"/>a comunicación <text:change text:change-id="ct58415712"/><text:change-start text:change-id="ct58452992"/><text:span text:style-name="T26">por </text:span><text:change-end text:change-id="ct58452992"/>pasaje de mensajes<text:change text:change-id="ct58453216"/>consiste en <text:change text:change-id="ct56802288"/><text:change-start text:change-id="ct58417680"/><text:span text:style-name="T26">el envío de </text:span><text:change-end text:change-id="ct58417680"/><text:change text:change-id="ct58417904"/><text:change-start text:change-id="ct58477440"/><text:span text:style-name="T26">mensajes entre los procesos </text:span><text:change-end text:change-id="ct58477440"/><text:change text:change-id="ct58477664"/><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56788480"/></text:p>
      <text:p text:style-name="P36">VER SI NO RECURRIMOS A UNAS DEFINICIONES MAS SOLIDAS, DE BROLI, PARA MEM COMP Y PASO DE MENS<text:change-end text:change-id="ct56788480"/></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56791120"/></text:p>
      <text:h text:style-name="Heading_20_2" text:outline-level="2"><text:change-end text:change-id="ct56791120"/><text:change-start text:change-id="ct56500016"/>2.2 F<text:span text:style-name="T52">ORTRAN</text:span></text:h>
      <text:p text:style-name="P56"><text:change-end text:change-id="ct56500016"/><text:change-start text:change-id="ct58415152"/></text:p>
      <text:p text:style-name="P56">El lenguaje de programación FORTRAN surge a mediados de la d<text:change-end text:change-id="ct58415152"/><text:change-start text:change-id="ct58478208"/>écada de 1950, su creador fue John W. Backus junto con un grupo de desarrolladores. <text:change-end text:change-id="ct58478208"/><text:change-start text:change-id="ct58477888"/>Fue desarrollado para aplicaciones científicas y de ingeniería, campos que dominó <text:change-end text:change-id="ct58477888"/><text:change-start text:change-id="ct58419008"/>rápidamente, <text:span text:style-name="T53">siendo durante todo este tiempo ampliamente </text:span><text:change-end text:change-id="ct58419008"/><text:change-start text:change-id="ct56803872"/><text:span text:style-name="T53">utilizado en áreas </text:span><text:change-end text:change-id="ct56803872"/><text:change-start text:change-id="ct58418496"/><text:span text:style-name="T53">de computo intensivo como análisis de elementos finitos, predicción numérica del clima</text:span><text:change-end text:change-id="ct58418496"/><text:change-start text:change-id="ct58478560"/><text:span text:style-name="T53">, dinámica de fluidos computacional o física computacional.</text:span></text:p>
      <text:p text:style-name="P57"><text:change-end text:change-id="ct58478560"/><text:change-start text:change-id="ct58414896"/>Se lo clasifica como un lenguaje de programación de alto nivel y de proposito general, imperativo. La <text:change-end text:change-id="ct58414896"/><text:change-start text:change-id="ct58418720"/>programación imperativa describe un programa en términos del estado del programa y sentencias que cambian dicho estado<text:change-end text:change-id="ct58418720"/><text:change-start text:change-id="ct56805712"/>, <text:span text:style-name="T54">como descripto por una maquina de Turing.</text:span></text:p>
      <text:p text:style-name="P57"><text:change-end text:change-id="ct56805712"/><text:change-start text:change-id="ct56804992"/></text:p>
      <text:p text:style-name="P57"><text:span text:style-name="T46">---</text:span><text:span text:style-name="T48">¿que explicamos del lenguaje?? tengo el primer paper de Backus que lo explica con ejemplos...</text:span></text:p>
      <text:p text:style-name="P57"/>
      <text:h text:style-name="Heading_20_2" text:outline-level="2">2.3 OpenMP</text:h>
      <text:p text:style-name="P28">--<text:span text:style-name="T55">https://computing.llnl.gov/tutorials/openMP/--</text:span></text:p>
      <text:p text:style-name="P59">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9">--<text:span text:style-name="T56">Using OpenMP-oct2007--</text:span></text:p>
      <text:p text:style-name="P60">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1">La inserción apropiada de las características de OpenMP en un programa secuencial permitirá a muchas, sino a la mayoría, de las aplicaciones beneficiarse de una arquitectura de memoria compartida, a menudo con mínimas modificaciones al código.</text:p>
      <text:p text:style-name="P61">Uno de los factores del <text:span text:style-name="T46">éxito</text:span> de OpenMP es que es comparativamente sencillo de usar, ya que el trabajo mas complicado de armar los detalles del programa paralelo son dejados para el compilador. <text:span text:style-name="T57">Tiene además la gran ventaja de ser ampliamente adoptado, de manera que una aplicación OpenMP va a poder ejecutarse en muchas plataformas diferentes.</text:span></text:p>
      <text:p text:style-name="P61"/>
      <text:p text:style-name="P62">Las directivas de OpenMP permiten al usuario indicarle al compilador que instrucciones ejecutar en paralelo y como distribuir las mismas entre los hilos que van a ejecutar el código.</text:p>
      <text:p text:style-name="P62"><text:soft-page-break/>Una de estas directivas es una instrucción en un formato especial que es entendido por compiladores OpenMP solamente. De hecho luce como un comentario para un compilador Fortran regular, o un<text:span text:style-name="T62">a diretiva</text:span> pragma para un compilador C/C++, de manera que el programa puede ejecutarse como lo hacía previamente si el compilador no conoce OpenMP.</text:p>
      <text:p text:style-name="P63">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93">--<text:span text:style-name="T58">continuar con using openmp pag. 48--</text:span></text:p>
      <text:p text:style-name="P82">2.3.1 La idea de OpenMP</text:p>
      <text:p text:style-name="P82"/>
      <text:p text:style-name="P82">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87">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87"/>
      <text:p text:style-name="P94">Figura 2.1 de pag 49 <text:change-end text:change-id="ct56804992"/><text:change-start text:change-id="ct91924656"/>–<text:change-end text:change-id="ct91924656"/><text:change-start text:change-id="ct91915520"/> using openmp</text:p>
      <text:p text:style-name="P87"/>
      <text:p text:style-name="P88">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0">Cada porción del código encerrada por una construcción paralela es llamada una región paralela.</text:span></text:p>
      <text:p text:style-name="P88"/>
      <text:p text:style-name="P89">2.3.2 <text:span text:style-name="T61">Conjunto de c</text:span>onstrucciones paralelas</text:p>
      <text:p text:style-name="P90"/>
      <text:p text:style-name="P90">La API OpenMP comprende un conjunto de directivas del compilador, rutinas de bibliotecas de tiempo de ejecución, y variables de ambiente para especificar paralelismo de memoria compartida. <text:span text:style-name="T63">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90"/>
      <text:p text:style-name="P91">2.3.2.1 C<text:span text:style-name="T64">rear equipos de threads</text:span></text:p>
      <text:p text:style-name="P91"/>
      <text:p text:style-name="P92">Un equipo de hilos es creado para ejecutar el código en una región paralela de un programa OpenMP. El programador simplemente especifica la región paralela insertando una directiva <text:span text:style-name="T65">parallel</text:span><text:span text:style-name="T66"> inmediatamente antes del código que debe ser ejecutado en paralelo para marcar su inicio; </text:span><text:soft-page-break/><text:span text:style-name="T66">en los programas Fortran el final también es indicado por una directiva </text:span><text:span text:style-name="T65">end parallel</text:span><text:span text:style-name="T66">. Información adicional puede ser provista junto con la diretiva </text:span><text:span text:style-name="T65">parallel</text:span><text:span text:style-name="T66">, como habilitar a los hilos a tener copias privadas de algún dato por la duración de la región paralela. El final de una región paralela es una barrera de sincronización </text:span><text:span text:style-name="T67">implícita</text:span><text:span text:style-name="T66">: esto significa que ningún hilo puede progresar hasta que todos los demás hilos del </text:span><text:span text:style-name="T49">equipo</text:span><text:span text:style-name="T66"> hayan alcanzado este punto del programa.</text:span></text:p>
      <text:p text:style-name="P92"><text:span text:style-name="T66"/></text:p>
      <text:p text:style-name="P91"/>
      <text:p text:style-name="P91"/>
      <text:p text:style-name="P92"/>
      <text:p text:style-name="P90"/>
      <text:p text:style-name="P88"/>
      <text:p text:style-name="P88"/>
      <text:p text:style-name="P92">Las sentencias especificas de OpenMP se explican en la siguiente sección cuando se hable de su implementación en Fortran.</text:p>
      <text:p text:style-name="P58"/>
      <text:h text:style-name="Heading_20_2" text:outline-level="2">2.4 OpenMP en Fortran</text:h>
      <text:p text:style-name="P57"><text:change-end text:change-id="ct91915520"/><text:change-start text:change-id="ct57619584"/></text:p>
      <text:p text:style-name="P3"/>
      <text:h text:style-name="Heading_20_2" text:outline-level="2"><text:span text:style-name="T50">2.5</text:span> <text:span text:style-name="T28">Proceso de o</text:span>ptimización</text:h>
      <text:p text:style-name="P38"/>
      <text:p text:style-name="P39"><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39"/>
      <text:list xml:id="list7396008627637205162" text:style-name="L2">
        <text:list-item>
          <text:p text:style-name="P77">Resolver el problema mas rápido</text:p>
        </text:list-item>
        <text:list-item>
          <text:p text:style-name="P77">Resolver un problema mas grande en el mismo tiempo</text:p>
        </text:list-item>
        <text:list-item>
          <text:p text:style-name="P77">Resolver el mismo problema en el mismo tiempo pero utilizando una cantidad menor de recursos del sistema</text:p>
        </text:list-item>
      </text:list>
      <text:p text:style-name="P39"/>
      <text:p text:style-name="P40">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0">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41">Y en el caso de que tanto el tamaño del problema como el tiempo de ejecución se deban mantener constantes, una aplicación optimizada consumirá menos recursos para completar su ejecución.</text:p>
      <text:p text:style-name="P41"/>
      <text:p text:style-name="P41">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41"/>
      <text:p text:style-name="P72">Figura <text:change-end text:change-id="ct57619584"/><text:change-start text:change-id="ct57619152"/><text:span text:style-name="T59">2.</text:span><text:change-end text:change-id="ct57619152"/><text:change-start text:change-id="ct57614592"/><text:span text:style-name="T59">5</text:span><text:change-end text:change-id="ct57614592"/><text:change-start text:change-id="ct56416080"/>.aa (pag 51 garg y sharapov)</text:p>
      <text:p text:style-name="P41"/>
      <text:p text:style-name="P42"><text:soft-page-break/>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2">Las etapas de optimización serial y optimización paralela son las que serán explicadas brevemente en esta subsección.</text:p>
      <text:p text:style-name="P43">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3"/>
      <text:p text:style-name="P44">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4"/>
      <text:h text:style-name="Heading_20_3" text:outline-level="3"><text:change-end text:change-id="ct56416080"/><text:change-start text:change-id="ct57618080"/><text:span text:style-name="T59">2.5.1</text:span><text:change-end text:change-id="ct57618080"/><text:change-start text:change-id="ct57608320"/> Optimización Serial</text:h>
      <text:p text:style-name="P45"/>
      <text:p text:style-name="P46">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6"/>
      <text:p text:style-name="P46">Figura <text:change-end text:change-id="ct57608320"/><text:change-start text:change-id="ct56420272"/><text:span text:style-name="T59">2.5</text:span><text:change-end text:change-id="ct56420272"/><text:change-start text:change-id="ct57670064"/>.bb (pag 52 garg y sharapov)</text:p>
      <text:p text:style-name="P46"/>
      <text:p text:style-name="P46">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6">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46"/>
      <text:p text:style-name="P31">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 “technics for optimizing applications”</text:span>-------</text:p>
      <text:p text:style-name="P47">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48"><text:soft-page-break/>Para programas cientificos, la métricas de mayor interés son usualmente el tiempo reloj (tiempo de respuesta) de un solo trabajo y aquellos que relacionan el desempeño de la aplicación a picos teóricos de desempeño de la CPU.</text:p>
      <text:p text:style-name="P49">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62320563217680957" text:style-name="L3">
        <text:list-item>
          <text:p text:style-name="P78">Seleccionar cuidadosamente los conjuntos de datos a utilizar. Deben representar adecuadamente el uso de la aplicación.</text:p>
        </text:list-item>
        <text:list-item>
          <text:p text:style-name="P73"><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78">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78">Actividades de paginado y swapeo deben ser monitoreadas mientras se ejecuta el benchmark, ya que estas pueden desvirtuar completamente la medición.</text:p>
        </text:list-item>
        <text:list-item>
          <text:p text:style-name="P78">Las mediciones de “respuesta del programa” deben ser desempeñadas en una manera dedicada, sin otros programas o aplicaciones ejecutandose.</text:p>
        </text:list-item>
        <text:list-item>
          <text:p text:style-name="P78">Las caracteristicas del sistema deben ser registradas y guardadas.</text:p>
        </text:list-item>
      </text:list>
      <text:p text:style-name="P50"/>
      <text:p text:style-name="P50">Antes de analizar el desempeño de la aplicación, uno debe identificar los parametros que deben ser medidos y elegir herramientas acordes a las mediciones.</text:p>
      <text:p text:style-name="P50">Las herramientas de medición de desempeño pueden ser divididas en tres grupos basados en su función:</text:p>
      <text:list xml:id="list5870668132113264200" text:style-name="L4">
        <text:list-item>
          <text:p text:style-name="P79">Herramientas de temporizador, que miden el tiempo utilizado por un programa de usuario o sus partes. Pueden ser herramientas de linea de comando o funciones dentro del programa.</text:p>
        </text:list-item>
        <text:list-item>
          <text:p text:style-name="P79">Herramientas de perfilado, que utilizan resultados de tiempo para identificar las partes de mayor utilización de una aplicación.</text:p>
        </text:list-item>
        <text:list-item>
          <text:p text:style-name="P79">Herramientas de monitoreo, que miden la utilización de varios recursos del sistema para identificar “cuellos de botella” que ocurren durante la ejecución.</text:p>
        </text:list-item>
      </text:list>
      <text:p text:style-name="P50">Existen otras formas de categorizar estas herramientas, como puede ser basados en los requerimientos para su uso (herramientas que operan con binarios optimizados, o que requieren insertarse en el código fuente, etc), o incluso dividirlas en dos grupos:</text:p>
      <text:list xml:id="list8804140047496059530" text:style-name="L5">
        <text:list-item>
          <text:p text:style-name="P80">Herramientas de medición de desempeño lineal</text:p>
        </text:list-item>
        <text:list-item>
          <text:p text:style-name="P80">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50"/>
      <text:p text:style-name="P23"/>
      <text:p text:style-name="P51"/>
      <text:h text:style-name="Heading_20_3" text:outline-level="3"><text:change-end text:change-id="ct57670064"/><text:change-start text:change-id="ct57667920"/><text:span text:style-name="T59">2.5.2</text:span><text:change-end text:change-id="ct57667920"/><text:change-start text:change-id="ct57677136"/> Optimización Paralela</text:h>
      <text:p text:style-name="P52"/>
      <text:p text:style-name="P52">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2"><text:soft-page-break/></text:p>
      <text:p text:style-name="P52">Figura 3.cc (garg &amp; sharapov pag 55)</text:p>
      <text:p text:style-name="P52"/>
      <text:p text:style-name="P52">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2"/>
      <text:p text:style-name="P53">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3"/>
      <text:p text:style-name="P54">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5"/>
      <text:p text:style-name="P27">Caps 10 – 11 – 12 – 14 ?</text:p>
      <text:p text:style-name="P27"/>
      <text:p text:style-name="P32"><text:change-end text:change-id="ct57677136"/><text:change-start text:change-id="ct57660256"/></text:p>
      <text:p text:style-name="P32"/>
      <text:h text:style-name="Heading_20_2" text:outline-level="2">2.6 <text:change-end text:change-id="ct57660256"/><text:change-start text:change-id="ct57673456"/>Estela<text:change-end text:change-id="ct576734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4-25T21:13:21.539044971</dc:date>
    <meta:editing-duration>PT8H6M1S</meta:editing-duration>
    <meta:editing-cycles>50</meta:editing-cycles>
    <meta:generator>LibreOffice/5.1.2.2$Linux_X86_64 LibreOffice_project/10m0$Build-2</meta:generator>
    <dc:creator>Andres Huayquil </dc:creator>
    <meta:document-statistic meta:table-count="0" meta:image-count="0" meta:object-count="0" meta:page-count="9" meta:paragraph-count="113" meta:word-count="4482" meta:character-count="28888" meta:non-whitespace-character-count="24517"/>
  </office:meta>
</office:document-meta>
</file>